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cb44" officeooo:paragraph-rsid="000ccb44"/>
    </style:style>
    <style:style style:name="P2" style:family="paragraph" style:parent-style-name="Text_20_body">
      <style:text-properties officeooo:rsid="0010a437" officeooo:paragraph-rsid="0010a437"/>
    </style:style>
    <style:style style:name="P3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4" style:family="paragraph" style:parent-style-name="Text_20_body">
      <style:text-properties officeooo:rsid="0011affa" officeooo:paragraph-rsid="0011affa"/>
    </style:style>
    <style:style style:name="P5" style:family="paragraph" style:parent-style-name="Text_20_body">
      <style:text-properties officeooo:paragraph-rsid="000d64b8"/>
    </style:style>
    <style:style style:name="P6" style:family="paragraph" style:parent-style-name="Text_20_body">
      <style:text-properties officeooo:rsid="00242bbb" officeooo:paragraph-rsid="00242bbb"/>
    </style:style>
    <style:style style:name="P7" style:family="paragraph" style:parent-style-name="Text_20_body">
      <style:text-properties style:text-line-through-style="solid" style:text-line-through-type="single"/>
    </style:style>
    <style:style style:name="P8" style:family="paragraph" style:parent-style-name="Text_20_body">
      <style:text-properties style:text-line-through-style="solid" style:text-line-through-type="single" officeooo:rsid="00242bbb" officeooo:paragraph-rsid="00242bbb"/>
    </style:style>
    <style:style style:name="P9" style:family="paragraph" style:parent-style-name="Text_20_body">
      <style:text-properties style:text-line-through-style="solid" style:text-line-through-type="single" officeooo:rsid="0010a437" officeooo:paragraph-rsid="0010a437"/>
    </style:style>
    <style:style style:name="P10" style:family="paragraph" style:parent-style-name="Text_20_body">
      <style:text-properties officeooo:rsid="0028cdb0" officeooo:paragraph-rsid="0028cdb0"/>
    </style:style>
    <style:style style:name="P11" style:family="paragraph" style:parent-style-name="Text_20_body">
      <style:text-properties style:text-line-through-style="none" style:text-line-through-type="none"/>
    </style:style>
    <style:style style:name="P12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11affa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rsid="0011affa" officeooo:paragraph-rsid="001f53ae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officeooo:rsid="00229afe" officeooo:paragraph-rsid="00229af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officeooo:rsid="002506c5" officeooo:paragraph-rsid="002506c5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officeooo:rsid="0011affa" officeooo:paragraph-rsid="00202ac1"/>
    </style:style>
    <style:style style:name="P17" style:family="paragraph" style:parent-style-name="Text_20_body">
      <style:paragraph-properties fo:margin-left="1.251cm" fo:margin-right="0cm" fo:text-indent="0cm" style:auto-text-indent="false"/>
      <style:text-properties officeooo:rsid="00202ac1" officeooo:paragraph-rsid="00202ac1"/>
    </style:style>
    <style:style style:name="P18" style:family="paragraph" style:parent-style-name="Text_20_body">
      <style:paragraph-properties fo:margin-left="1.251cm" fo:margin-right="0cm" fo:text-indent="0cm" style:auto-text-indent="false"/>
      <style:text-properties officeooo:rsid="00210d74" officeooo:paragraph-rsid="00210d74"/>
    </style:style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c9ad2"/>
    </style:style>
    <style:style style:name="T5" style:family="text">
      <style:text-properties officeooo:rsid="000de613"/>
    </style:style>
    <style:style style:name="T6" style:family="text">
      <style:text-properties style:text-line-through-style="solid" style:text-line-through-type="single"/>
    </style:style>
    <style:style style:name="T7" style:family="text">
      <style:text-properties style:text-line-through-style="solid" style:text-line-through-type="single" officeooo:rsid="000906ae"/>
    </style:style>
    <style:style style:name="T8" style:family="text">
      <style:text-properties style:text-line-through-style="solid" style:text-line-through-type="single" officeooo:rsid="0011affa"/>
    </style:style>
    <style:style style:name="T9" style:family="text">
      <style:text-properties officeooo:rsid="0012bd52"/>
    </style:style>
    <style:style style:name="T10" style:family="text">
      <style:text-properties officeooo:rsid="00147315"/>
    </style:style>
    <style:style style:name="T11" style:family="text">
      <style:text-properties officeooo:rsid="00165080"/>
    </style:style>
    <style:style style:name="T12" style:family="text">
      <style:text-properties officeooo:rsid="001670a3"/>
    </style:style>
    <style:style style:name="T13" style:family="text">
      <style:text-properties officeooo:rsid="0017d1b5"/>
    </style:style>
    <style:style style:name="T14" style:family="text">
      <style:text-properties officeooo:rsid="0018be3e"/>
    </style:style>
    <style:style style:name="T15" style:family="text">
      <style:text-properties officeooo:rsid="0019a396"/>
    </style:style>
    <style:style style:name="T16" style:family="text">
      <style:text-properties officeooo:rsid="001a033c"/>
    </style:style>
    <style:style style:name="T17" style:family="text">
      <style:text-properties officeooo:rsid="001ba5d4"/>
    </style:style>
    <style:style style:name="T18" style:family="text">
      <style:text-properties officeooo:rsid="000d64b8"/>
    </style:style>
    <style:style style:name="T19" style:family="text">
      <style:text-properties officeooo:rsid="001ebd10"/>
    </style:style>
    <style:style style:name="T20" style:family="text">
      <style:text-properties officeooo:rsid="001f53ae"/>
    </style:style>
    <style:style style:name="T21" style:family="text">
      <style:text-properties officeooo:rsid="00202ac1"/>
    </style:style>
    <style:style style:name="T22" style:family="text">
      <style:text-properties officeooo:rsid="00210d74"/>
    </style:style>
    <style:style style:name="T23" style:family="text">
      <style:text-properties officeooo:rsid="00218a61"/>
    </style:style>
    <style:style style:name="T24" style:family="text">
      <style:text-properties officeooo:rsid="00232d6f"/>
    </style:style>
    <style:style style:name="T25" style:family="text">
      <style:text-properties officeooo:rsid="00242bbb"/>
    </style:style>
    <style:style style:name="T26" style:family="text">
      <style:text-properties officeooo:rsid="002506c5"/>
    </style:style>
    <style:style style:name="T27" style:family="text">
      <style:text-properties officeooo:rsid="00259246"/>
    </style:style>
    <style:style style:name="T28" style:family="text">
      <style:text-properties officeooo:rsid="002a6d7f"/>
    </style:style>
    <style:style style:name="T29" style:family="text">
      <style:text-properties officeooo:rsid="002c5804"/>
    </style:style>
    <style:style style:name="T30" style:family="text">
      <style:text-properties officeooo:rsid="002e0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1">Metriken implementieren: </text:span><text:span text:style-name="T2">micro </text:span><text:span text:style-name="T1">F1, </text:span><text:span text:style-name="T2">macro F1, precision, recall, hamming loss</text:span></text:p>
      <text:p text:style-name="P7">- <text:span text:style-name="T2">k-fold cross-validation implementieren</text:span></text:p>
      <text:p text:style-name="P11">- <text:span text:style-name="T29">combi Modell </text:span><text:span text:style-name="T30">wieder </text:span><text:span text:style-name="T29">zum laufen bring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<text:span text:style-name="T6"> </text:span><text:span text:style-name="T7">Schierholz lesen und abgleichen mit Nahoomi</text:span></text:p>
      <text:p text:style-name="Text_20_body">- <text:span text:style-name="T4">Visualisierung von Parametern die ich testen will, wo branches sind</text:span></text:p>
      <text:p text:style-name="Text_20_body">- <text:span text:style-name="T9">Handhabung besser machen, dass man es besser benutzen kann</text:span></text:p>
      <text:p text:style-name="Text_20_body">- <text:span text:style-name="T23">optimale confidence feststellen</text:span></text:p>
      <text:p text:style-name="Text_20_body">- <text:span text:style-name="T23">beste performance rausholen</text:span></text:p>
      <text:p text:style-name="Text_20_body"/>
      <text:h text:style-name="Heading_20_3" text:outline-level="3">Bis Januar:</text:h>
      <text:p text:style-name="P1">k-fold cross validation implementieren</text:p>
      <text:p text:style-name="P1">Visualisierung von Parametern</text:p>
      <text:p text:style-name="P1">Metriken implementieren</text:p>
      <text:p text:style-name="P5"><text:span text:style-name="T18">(evtl Parameter </text:span><text:span text:style-name="T5">implementieren)</text:span></text:p>
      <text:p text:style-name="Heading"/>
      <text:p text:style-name="Heading">konkret:</text:p>
      <text:p text:style-name="P3">pycharm project neu aufsetzen</text:p>
      <text:p text:style-name="P3">dinge rüberziehen</text:p>
      <text:p text:style-name="P3">k-fold cross validation durch änderung des test train splits, <text:span text:style-name="T24">jeweils für fasttext und meta modell</text:span></text:p>
      <text:p text:style-name="P2">- <text:span text:style-name="T8">markieren, an welchen Stellen ich etwas ändern muss</text:span></text:p>
      <text:p text:style-name="P4">- genau überlegen was ich als trainingsdaten, was als testdaten nehmen will</text:p>
      <text:p text:style-name="P12">- <text:span text:style-name="T10">ich habe welle 1 gelabelte Daten</text:span></text:p>
      <text:p text:style-name="P12">- <text:span text:style-name="T10">von welle 2 sind einige Daten über das Wörterbuch gelabelt </text:span><text:span text:style-name="T12">(ohne selbstständige)</text:span></text:p>
      <text:p text:style-name="P12">- <text:span text:style-name="T10">von welle 3 sind einige Daten über das Wörterbuch gelabelt </text:span><text:span text:style-name="T12">(ohne selbstständige)</text:span></text:p>
      <text:p text:style-name="P12">- <text:span text:style-name="T11">ich habe das Wörterbuch selbst mit passenden Oesch codes </text:span><text:span text:style-name="T14">(ohne selbstständige)</text:span></text:p>
      <text:p text:style-name="P12">- <text:span text:style-name="T13">ich habe die metadaten von welle 1, 2 und 3 (aufgeteilt nach selbstständige und angestellte)</text:span></text:p>
      <text:p text:style-name="P12">- <text:span text:style-name="T15">derzeit nutze ich welle 2 und welle 3 nur für das metadaten modell</text:span></text:p>
      <text:p text:style-name="P13"><text:soft-page-break/>- <text:span text:style-name="T19">derzeit:</text:span></text:p>
      <text:p text:style-name="P16"><text:span text:style-name="T20">-fasttext modell: </text:span><text:span text:style-name="T19">trainingsdaten sind das komplette wörterbuch und ein Anteil </text:span><text:span text:style-name="T20">von welle 1 </text:span><text:span text:style-name="T21">in großschreibung und noch einmal in kleinschreibung</text:span></text:p>
      <text:p text:style-name="P16"><text:span text:style-name="T20">- </text:span><text:span text:style-name="T21">validierungsdaten sind nur von welle 1 der übrige Anteil</text:span></text:p>
      <text:p text:style-name="P17">- metamodell: <text:span text:style-name="T22">verwendet als trainingsdaten alle metadaten von einem anteil von welle 1, und vollständig von den über das Wörterbuch gelabelten Daten von Welle 2 und 3</text:span></text:p>
      <text:p text:style-name="P18">- validierungsdaten: nur den übrig gebliebenen Anteil von Welle 1</text:p>
      <text:p text:style-name="P14">Achtung: ich darf nicht die per Wörterbuch hl gelabelten Daten als Trainingsdaten verwenden, weil die identisch mit Welle 1 sind und damit in den Validierungsdaten vorkommen, deswegen verwende ich die gelabelten Daten nur für das Meta Modell</text:p>
      <text:p text:style-name="P15">Frage: darf ich bei metamodell validierungsdaten auch einen Anteil der gelabelten Daten von Welle 2 und 3 nehmen? Tendenziell nein, da ich dann über eine ecke trainingsdaten in den validierungsdaten habe?</text:p>
      <text:p text:style-name="P4">- pipeline in presplit und postsplit aufteilen</text:p>
      <text:p text:style-name="P12">- <text:span text:style-name="T16">presplit werden trainings und validierungsdaten gleich behandelt (also einlesen, formatieren etc.</text:span><text:span text:style-name="T25">)</text:span></text:p>
      <text:p text:style-name="P12">- <text:span text:style-name="T17">postsplit werden trainings und validierungsdaten unterschiedlich behandelt (data augmentation, normalisieren etc.)</text:span></text:p>
      <text:p text:style-name="P4">- darauf achten, dass datenformate gleich bleiben für weitere Verarbeitung</text:p>
      <text:p text:style-name="P4"/>
      <text:p text:style-name="P6">Plan:</text:p>
      <text:p text:style-name="P6"><text:span text:style-name="T26">datengenerierung aufteilen in</text:span></text:p>
      <text:p text:style-name="P8">-<text:span text:style-name="T26">presplit datengenerierung, enthält nur die welle 1 daten</text:span></text:p>
      <text:p text:style-name="P6">- <text:span text:style-name="T26">postsplit datenaugmentierung, einmal für meta modell (hinzunahme von welle 2 und 3 Daten), sowie für das fasttext modell (hinzunahme des Wörterbuchs, </text:span><text:span text:style-name="T27">lowercasing, andere augmentierungsformen</text:span><text:span text:style-name="T26">)</text:span></text:p>
      <text:p text:style-name="P6"/>
      <text:h text:style-name="Heading_20_3" text:outline-level="3">Fragen:</text:h>
      <text:p text:style-name="P10">Muss ich einen Teil der Daten komplett aus dem Crossvalidation Ding rauslassen? <text:span text:style-name="T28">Also daten in train, test und validation datensatz teilen?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06T20:02:35.107000000</dc:date>
    <meta:editing-duration>PT9H30M34S</meta:editing-duration>
    <meta:editing-cycles>3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44" meta:word-count="435" meta:character-count="2979" meta:non-whitespace-character-count="2588"/>
  </office:meta>
</office:document-meta>
</file>